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380eb7" officeooo:paragraph-rsid="003f31e3"/>
    </style:style>
    <style:style style:name="P2" style:family="paragraph" style:parent-style-name="Standard">
      <style:text-properties officeooo:rsid="003f31e3" officeooo:paragraph-rsid="003f31e3"/>
    </style:style>
    <style:style style:name="P3" style:family="paragraph" style:parent-style-name="Standard">
      <style:text-properties officeooo:rsid="00051fe7" officeooo:paragraph-rsid="00051fe7"/>
    </style:style>
    <style:style style:name="P4" style:family="paragraph" style:parent-style-name="Standard" style:list-style-name="L1">
      <style:text-properties officeooo:rsid="00484226" officeooo:paragraph-rsid="00484226"/>
    </style:style>
    <style:style style:name="P5" style:family="paragraph" style:parent-style-name="Standard" style:list-style-name="L1">
      <style:text-properties officeooo:rsid="0021b8de" officeooo:paragraph-rsid="0021b8de"/>
    </style:style>
    <style:style style:name="P6" style:family="paragraph" style:parent-style-name="Standard" style:list-style-name="L1">
      <style:text-properties officeooo:rsid="0019f39d" officeooo:paragraph-rsid="0045bd3f"/>
    </style:style>
    <style:style style:name="P7" style:family="paragraph" style:parent-style-name="Standard" style:list-style-name="L1">
      <style:text-properties officeooo:rsid="00051fe7" officeooo:paragraph-rsid="00051fe7"/>
    </style:style>
    <style:style style:name="P8" style:family="paragraph" style:parent-style-name="Standard" style:list-style-name="L1">
      <style:text-properties officeooo:rsid="00189672" officeooo:paragraph-rsid="00193c77"/>
    </style:style>
    <style:style style:name="P9" style:family="paragraph" style:parent-style-name="Standard" style:list-style-name="L1">
      <style:text-properties officeooo:rsid="003b2374" officeooo:paragraph-rsid="003b2374"/>
    </style:style>
    <style:style style:name="P10" style:family="paragraph" style:parent-style-name="Standard" style:list-style-name="L1">
      <style:text-properties officeooo:rsid="00486396" officeooo:paragraph-rsid="00486396"/>
    </style:style>
    <style:style style:name="T1" style:family="text">
      <style:text-properties officeooo:rsid="0008ea72"/>
    </style:style>
    <style:style style:name="T2" style:family="text">
      <style:text-properties officeooo:rsid="0049c99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(most to least important<text:span text:style-name="T1"> order</text:span>):</text:p>
      <text:list xml:id="list1630367569" text:style-name="L1">
        <text:list-item>
          <text:p text:style-name="P4">Make clear button stop validation snackbar</text:p>
        </text:list-item>
        <text:list-item>
          <text:p text:style-name="P5">Make the event title marquee</text:p>
        </text:list-item>
        <text:list-item>
          <text:p text:style-name="P6">Sort events like HW8</text:p>
        </text:list-item>
      </text:list>
      <text:p text:style-name="P1"/>
      <text:p text:style-name="P1"/>
      <text:p text:style-name="P2">TO DO...later</text:p>
      <text:list xml:id="list173121779136560" text:continue-numbering="true" text:style-name="L1">
        <text:list-item>
          <text:p text:style-name="P10">There's a delay in requesting the location from the main activity, so it's possible for the user to search with autodetect before the location is actually ready<text:span text:style-name="T2">. Threading issues!</text:span></text:p>
        </text:list-item>
        <text:list-item>
          <text:p text:style-name="P7">Make category rows disappear when they don't find legitimate data</text:p>
        </text:list-item>
        <text:list-item>
          <text:p text:style-name="P8">Update time to AM/PM</text:p>
        </text:list-item>
        <text:list-item>
          <text:p text:style-name="P9">Underline check out on spotify</text:p>
        </text:list-item>
        <text:list-item>
          <text:p text:style-name="P9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3T17:31:19.650000000</dc:date>
    <meta:editing-duration>PT20H23M41S</meta:editing-duration>
    <meta:editing-cycles>6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0" meta:word-count="94" meta:character-count="526" meta:non-whitespace-character-count="450"/>
  </office:meta>
</office:document-meta>
</file>